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aOth" svg:font-family="DaOth"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adauk" svg:font-family="Padauk" style:font-pitch="variable"/>
    <style:font-face style:name="Padauk:lang=tjl&amp;dotr=1" svg:font-family="Padauk:lang=tjl&amp;dotr=1" style:font-pitch="variable"/>
    <style:font-face style:name="Pyidaungsu" svg:font-family="Pyidaungsu" style:font-family-generic="swiss" style:font-pitch="variable"/>
    <style:font-face style:name="ShanniNational" svg:font-family="ShanniNational" style:font-pitch="variable"/>
    <style:font-face style:name="Zawgyi-One" svg:font-family="Zawgyi-One"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3" style:family="table">
      <style:table-properties style:width="6.8in" fo:margin-left="0in" table:align="left"/>
    </style:style>
    <style:style style:name="Table3.A" style:family="table-column">
      <style:table-column-properties style:column-width="1.7215in"/>
    </style:style>
    <style:style style:name="Table3.B" style:family="table-column">
      <style:table-column-properties style:column-width="1.7229in"/>
    </style:style>
    <style:style style:name="Table3.C" style:family="table-column">
      <style:table-column-properties style:column-width="1.7764in"/>
    </style:style>
    <style:style style:name="Table3.D" style:family="table-column">
      <style:table-column-properties style:column-width="1.5792in"/>
    </style:style>
    <style:style style:name="Table3.1" style:family="table-row">
      <style:table-row-properties style:min-row-height="1.0118in"/>
    </style:style>
    <style:style style:name="Table3.A1" style:family="table-cell">
      <style:table-cell-properties fo:padding="0.0382in" fo:border-left="0.5pt solid #000000" fo:border-right="none" fo:border-top="0.5pt solid #000000" fo:border-bottom="none"/>
    </style:style>
    <style:style style:name="Table3.D1" style:family="table-cell">
      <style:table-cell-properties fo:padding="0.0382in" fo:border-left="0.5pt solid #000000" fo:border-right="0.5pt solid #000000" fo:border-top="0.5pt solid #000000" fo:border-bottom="none"/>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0035in" style:rel-column-width="9496*"/>
    </style:style>
    <style:style style:name="Table2.B" style:family="table-column">
      <style:table-column-properties style:column-width="5.9215in" style:rel-column-width="56039*"/>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Standard">
      <style:text-properties style:font-name="ShanniNational" fo:font-size="28pt" fo:language="en" fo:country="US" fo:font-style="normal" fo:font-weight="normal" officeooo:rsid="002cfa59" officeooo:paragraph-rsid="00237dd3" fo:background-color="transparent" style:font-size-asian="28pt" style:font-style-asian="normal" style:font-weight-asian="normal" style:font-name-complex="ShanniNational" style:font-size-complex="28pt" style:font-style-complex="normal" style:font-weight-complex="normal"/>
    </style:style>
    <style:style style:name="P2" style:family="paragraph" style:parent-style-name="Standard">
      <style:text-properties style:font-name="ShanniNational" fo:font-size="28pt" fo:language="en" fo:country="US" fo:font-style="normal" fo:font-weight="normal" officeooo:rsid="002cfa59" officeooo:paragraph-rsid="002da247" fo:background-color="transparent" style:font-size-asian="28pt" style:font-style-asian="normal" style:font-weight-asian="normal" style:font-name-complex="ShanniNational" style:font-size-complex="28pt" style:font-style-complex="normal" style:font-weight-complex="normal"/>
    </style:style>
    <style:style style:name="P3" style:family="paragraph" style:parent-style-name="Standard">
      <style:paragraph-properties fo:margin-top="0.0791in" fo:margin-bottom="0.0791in" style:contextual-spacing="false" fo:line-height="150%" fo:text-align="center" style:justify-single-word="false"/>
      <style:text-properties style:font-name="ShanniNational" fo:font-size="28pt" fo:language="en" fo:country="US" fo:font-style="normal" fo:font-weight="normal" officeooo:rsid="002cfa59" officeooo:paragraph-rsid="002da247" fo:background-color="transparent" style:font-size-asian="28pt" style:font-style-asian="normal" style:font-weight-asian="normal" style:font-name-complex="ShanniNational" style:font-size-complex="28pt" style:font-style-complex="normal" style:font-weight-complex="normal"/>
    </style:style>
    <style:style style:name="P4" style:family="paragraph" style:parent-style-name="Standard">
      <style:paragraph-properties fo:margin-left="0.4925in" fo:margin-right="0in" fo:margin-top="0.1189in" fo:margin-bottom="0.1189in" style:contextual-spacing="false" fo:line-height="150%" fo:text-align="start" style:justify-single-word="false" fo:text-indent="0in" style:auto-text-indent="false"/>
      <style:text-properties style:font-name="ShanniNational" fo:font-size="28pt" fo:language="en" fo:country="US" fo:font-style="normal" fo:font-weight="normal" officeooo:rsid="002cfa59" officeooo:paragraph-rsid="00382acf" fo:background-color="transparent" style:font-size-asian="28pt" style:font-style-asian="normal" style:font-weight-asian="normal" style:font-name-complex="ShanniNational" style:font-size-complex="28pt" style:font-style-complex="normal" style:font-weight-complex="normal"/>
    </style:style>
    <style:style style:name="P5" style:family="paragraph" style:parent-style-name="Standard">
      <style:paragraph-properties fo:margin-top="0.0791in" fo:margin-bottom="0.0791in" style:contextual-spacing="false" fo:line-height="150%" fo:text-align="center" style:justify-single-word="false"/>
      <style:text-properties style:font-name="ShanniNational" fo:font-size="28pt" fo:language="en" fo:country="US" fo:font-style="normal" fo:font-weight="normal" officeooo:rsid="00237dd3" officeooo:paragraph-rsid="002da247" fo:background-color="transparent" style:font-size-asian="28pt" style:font-style-asian="normal" style:font-weight-asian="normal" style:font-name-complex="ShanniNational" style:font-size-complex="28pt" style:font-style-complex="normal" style:font-weight-complex="normal"/>
    </style:style>
    <style:style style:name="P6" style:family="paragraph" style:parent-style-name="Standard">
      <style:paragraph-properties fo:margin-top="0.0791in" fo:margin-bottom="0.0791in" style:contextual-spacing="false" fo:line-height="150%" fo:text-align="center" style:justify-single-word="false"/>
      <style:text-properties style:font-name="ShanniNational" fo:font-size="28pt" fo:language="en" fo:country="US" fo:font-style="normal" fo:font-weight="normal" officeooo:rsid="0017408e" officeooo:paragraph-rsid="002da247" fo:background-color="transparent" style:font-size-asian="28pt" style:font-style-asian="normal" style:font-weight-asian="normal" style:font-name-complex="ShanniNational" style:font-size-complex="28pt" style:font-style-complex="normal" style:font-weight-complex="normal"/>
    </style:style>
    <style:style style:name="P7" style:family="paragraph" style:parent-style-name="Standard">
      <style:paragraph-properties fo:margin-top="0.0791in" fo:margin-bottom="0.0791in" style:contextual-spacing="false" fo:line-height="150%" fo:text-align="center" style:justify-single-word="false"/>
      <style:text-properties style:font-name="ShanniNational" fo:font-size="28pt" fo:language="en" fo:country="US" fo:font-style="normal" fo:font-weight="normal" officeooo:rsid="00328949" officeooo:paragraph-rsid="00328949" fo:background-color="transparent" style:font-size-asian="28pt" style:font-style-asian="normal" style:font-weight-asian="normal" style:font-name-complex="ShanniNational" style:font-size-complex="28pt" style:font-style-complex="normal" style:font-weight-complex="normal"/>
    </style:style>
    <style:style style:name="P8" style:family="paragraph" style:parent-style-name="Standard">
      <style:paragraph-properties fo:margin-left="0.4925in" fo:margin-right="0in" fo:margin-top="0.1189in" fo:margin-bottom="0.1189in" style:contextual-spacing="false" fo:line-height="150%" fo:text-align="start" style:justify-single-word="false" fo:text-indent="0in" style:auto-text-indent="false"/>
      <style:text-properties style:font-name="ShanniNational" fo:font-size="28pt" fo:language="en" fo:country="US" fo:font-style="normal" fo:font-weight="normal" officeooo:rsid="003ed889" officeooo:paragraph-rsid="0040d042" fo:background-color="transparent" style:font-size-asian="28pt" style:font-style-asian="normal" style:font-weight-asian="normal" style:font-name-complex="ShanniNational" style:font-size-complex="28pt" style:font-style-complex="normal" style:font-weight-complex="normal"/>
    </style:style>
    <style:style style:name="P9" style:family="paragraph" style:parent-style-name="Standard">
      <style:paragraph-properties fo:margin-left="0.4925in" fo:margin-right="0in" fo:margin-top="0.1189in" fo:margin-bottom="0.1189in" style:contextual-spacing="false" fo:line-height="150%" fo:text-align="start" style:justify-single-word="false" fo:text-indent="0in" style:auto-text-indent="false"/>
      <style:text-properties style:font-name="ShanniNational" fo:font-size="28pt" fo:language="en" fo:country="US" fo:font-style="normal" fo:font-weight="normal" officeooo:rsid="0040d042" officeooo:paragraph-rsid="0040d042" fo:background-color="transparent" style:font-size-asian="28pt" style:font-style-asian="normal" style:font-weight-asian="normal" style:font-name-complex="ShanniNational" style:font-size-complex="28pt" style:font-style-complex="normal" style:font-weight-complex="normal"/>
    </style:style>
    <style:style style:name="P10" style:family="paragraph" style:parent-style-name="Standard">
      <style:paragraph-properties fo:margin-left="0.4925in" fo:margin-right="0in" fo:margin-top="0.1189in" fo:margin-bottom="0.1189in" style:contextual-spacing="false" fo:line-height="150%" fo:text-align="start" style:justify-single-word="false" fo:text-indent="0in" style:auto-text-indent="false"/>
      <style:text-properties style:font-name="ShanniNational" fo:font-size="28pt" fo:language="en" fo:country="US" fo:font-style="normal" fo:font-weight="normal" officeooo:rsid="002cfa59" officeooo:paragraph-rsid="00382acf" fo:background-color="transparent" style:font-size-asian="28pt" style:font-style-asian="normal" style:font-weight-asian="normal" style:font-name-complex="Pyidaungsu" style:font-size-complex="28pt" style:font-style-complex="normal" style:font-weight-complex="normal"/>
    </style:style>
    <style:style style:name="P11" style:family="paragraph" style:parent-style-name="Standard">
      <style:paragraph-properties fo:margin-left="0.4925in" fo:margin-right="0in" fo:margin-top="0.1189in" fo:margin-bottom="0.1189in" style:contextual-spacing="false" fo:line-height="150%" fo:text-align="start" style:justify-single-word="false" fo:text-indent="0in" style:auto-text-indent="false"/>
      <style:text-properties style:font-name="ShanniNational" fo:font-size="28pt" fo:language="en" fo:country="US" officeooo:rsid="0018ff0d" officeooo:paragraph-rsid="00382acf" fo:background-color="transparent" style:font-size-asian="28pt" style:font-name-complex="ShanniNational" style:font-size-complex="28pt"/>
    </style:style>
    <style:style style:name="P12" style:family="paragraph" style:parent-style-name="Standard">
      <style:paragraph-properties fo:margin-left="0.4925in" fo:margin-right="0in" fo:margin-top="0.1189in" fo:margin-bottom="0.1189in" style:contextual-spacing="false" fo:line-height="150%" fo:text-align="start" style:justify-single-word="false" fo:text-indent="0in" style:auto-text-indent="false"/>
      <style:text-properties style:font-name="ShanniNational" fo:font-size="28pt" fo:language="en" fo:country="US" officeooo:rsid="00347129" officeooo:paragraph-rsid="00382acf" fo:background-color="transparent" style:font-size-asian="28pt" style:font-name-complex="ShanniNational" style:font-size-complex="28pt"/>
    </style:style>
    <style:style style:name="P13" style:family="paragraph" style:parent-style-name="Table_20_Contents">
      <style:paragraph-properties fo:margin-top="0.198in" fo:margin-bottom="0.198in" style:contextual-spacing="false" fo:line-height="150%" fo:text-align="center" style:justify-single-word="false"/>
      <style:text-properties style:font-name="ShanniNational" fo:font-size="28pt" fo:language="en" fo:country="US" officeooo:rsid="00131946" officeooo:paragraph-rsid="00131946" fo:background-color="transparent" style:font-size-asian="28pt" style:font-name-complex="ShanniNational" style:font-size-complex="28pt"/>
    </style:style>
    <style:style style:name="P14" style:family="paragraph" style:parent-style-name="Table_20_Contents">
      <style:paragraph-properties fo:margin-top="0.1583in" fo:margin-bottom="0.1583in" style:contextual-spacing="false" fo:line-height="150%" fo:text-align="center" style:justify-single-word="false"/>
      <style:text-properties style:font-name="ShanniNational" fo:font-size="28pt" fo:language="en" fo:country="US" officeooo:rsid="0013ce26" officeooo:paragraph-rsid="0013ce26" fo:background-color="transparent" style:font-size-asian="28pt" style:font-name-complex="ShanniNational" style:font-size-complex="28pt"/>
    </style:style>
    <style:style style:name="P15" style:family="paragraph" style:parent-style-name="Table_20_Contents">
      <style:paragraph-properties fo:margin-top="0.198in" fo:margin-bottom="0.198in" style:contextual-spacing="false" fo:line-height="150%" fo:text-align="center" style:justify-single-word="false"/>
      <style:text-properties style:font-name="ShanniNational" fo:font-size="28pt" fo:language="en" fo:country="US" officeooo:rsid="0048f37c" officeooo:paragraph-rsid="0048f37c" fo:background-color="transparent" style:font-size-asian="28pt" style:font-name-complex="ShanniNational" style:font-size-complex="28pt"/>
    </style:style>
    <style:style style:name="P16" style:family="paragraph" style:parent-style-name="Table_20_Contents">
      <style:paragraph-properties fo:margin-top="0.1583in" fo:margin-bottom="0.1583in" style:contextual-spacing="false" fo:line-height="150%" fo:text-align="center" style:justify-single-word="false"/>
      <style:text-properties style:font-name="ShanniNational" fo:font-size="28pt" fo:language="en" fo:country="US" officeooo:rsid="0048f37c" officeooo:paragraph-rsid="0048f37c" fo:background-color="transparent" style:font-size-asian="28pt" style:font-name-complex="ShanniNational" style:font-size-complex="28pt"/>
    </style:style>
    <style:style style:name="P17" style:family="paragraph" style:parent-style-name="Standard">
      <style:paragraph-properties fo:line-height="115%" fo:text-align="center" style:justify-single-word="false"/>
      <style:text-properties style:font-name="ShanniNational" fo:font-size="28pt" fo:language="en" fo:country="US" fo:font-weight="bold" officeooo:rsid="00262bb4" officeooo:paragraph-rsid="00262bb4" fo:background-color="transparent" style:font-size-asian="28pt" style:font-weight-asian="bold" style:font-name-complex="ShanniNational" style:font-size-complex="28pt" style:font-weight-complex="bold"/>
    </style:style>
    <style:style style:name="P18" style:family="paragraph" style:parent-style-name="Standard">
      <style:paragraph-properties fo:line-height="150%"/>
      <style:text-properties style:font-name="ShanniNational" fo:font-size="28pt" fo:language="en" fo:country="US" fo:font-weight="normal" officeooo:rsid="000765c2" officeooo:paragraph-rsid="00526710" fo:background-color="transparent" style:font-size-asian="28pt" style:font-weight-asian="normal" style:font-name-complex="ShanniNational" style:font-size-complex="28pt" style:language-complex="my" style:country-complex="MM" style:font-weight-complex="normal"/>
    </style:style>
    <style:style style:name="P19" style:family="paragraph" style:parent-style-name="Standard">
      <style:paragraph-properties fo:text-align="center" style:justify-single-word="false"/>
      <style:text-properties style:font-name="ShanniNational" fo:font-size="24pt" fo:font-style="normal" style:text-underline-style="none" fo:font-weight="bold" officeooo:rsid="000c811e" officeooo:paragraph-rsid="00237dd3" fo:background-color="transparent" style:font-size-asian="24pt" style:font-style-asian="normal" style:font-weight-asian="bold" style:font-name-complex="ShanniNational" style:font-size-complex="24pt" style:language-complex="my" style:country-complex="MM" style:font-style-complex="normal" style:font-weight-complex="bold"/>
    </style:style>
    <style:style style:name="P20" style:family="paragraph" style:parent-style-name="Standard">
      <style:text-properties style:font-name="ShanniNational" fo:font-size="24pt" fo:language="en" fo:country="US" fo:font-style="normal" fo:font-weight="bold" officeooo:rsid="002cfa59" officeooo:paragraph-rsid="002da247" fo:background-color="transparent" style:font-size-asian="24pt" style:font-style-asian="normal" style:font-weight-asian="bold" style:font-name-complex="ShanniNational" style:font-size-complex="24pt" style:language-complex="my" style:country-complex="MM" style:font-style-complex="normal" style:font-weight-complex="bold"/>
    </style:style>
    <style:style style:name="P21" style:family="paragraph" style:parent-style-name="Standard">
      <style:text-properties style:font-name="ShanniNational" fo:font-size="24pt" fo:language="en" fo:country="US" fo:font-style="normal" fo:font-weight="bold" officeooo:rsid="00237dd3" officeooo:paragraph-rsid="002da247" fo:background-color="transparent" style:font-size-asian="24pt" style:font-style-asian="normal" style:font-weight-asian="bold" style:font-name-complex="ShanniNational" style:font-size-complex="24pt" style:language-complex="my" style:country-complex="MM" style:font-style-complex="normal" style:font-weight-complex="bold"/>
    </style:style>
    <style:style style:name="P22" style:family="paragraph" style:parent-style-name="Standard">
      <style:text-properties style:font-name="ShanniNational" fo:font-size="24pt" fo:language="en" fo:country="US" fo:font-weight="bold" officeooo:rsid="00237dd3" officeooo:paragraph-rsid="002da247" fo:background-color="transparent" style:font-size-asian="24pt" style:font-weight-asian="bold" style:font-name-complex="ShanniNational" style:font-size-complex="24pt" style:font-weight-complex="bold"/>
    </style:style>
    <style:style style:name="P23" style:family="paragraph" style:parent-style-name="Standard">
      <style:paragraph-properties fo:text-align="start" style:justify-single-word="false"/>
      <style:text-properties style:font-name="ShanniNational" fo:font-size="24pt" fo:language="en" fo:country="US" fo:font-weight="bold" officeooo:rsid="003608ef" officeooo:paragraph-rsid="00262bb4" fo:background-color="transparent" style:font-size-asian="24pt" style:font-weight-asian="bold" style:font-name-complex="ShanniNational" style:font-size-complex="24pt" style:language-complex="my" style:country-complex="MM" style:font-weight-complex="bold"/>
    </style:style>
    <style:style style:name="P24" style:family="paragraph" style:parent-style-name="Standard">
      <style:text-properties style:font-name="ShanniNational" fo:font-size="24pt" fo:language="en" fo:country="US" fo:font-weight="bold" officeooo:rsid="0048f37c" officeooo:paragraph-rsid="0048f37c" fo:background-color="transparent" style:font-size-asian="24pt" style:font-weight-asian="bold" style:font-name-complex="ShanniNational" style:font-size-complex="24pt" style:language-complex="my" style:country-complex="MM" style:font-weight-complex="bold"/>
    </style:style>
    <style:style style:name="P25" style:family="paragraph" style:parent-style-name="Text_20_body">
      <style:text-properties style:font-name="ShanniNational" fo:font-size="24pt" fo:language="en" fo:country="US" style:text-underline-style="none" fo:font-weight="bold" officeooo:rsid="00131946" officeooo:paragraph-rsid="00131946" fo:background-color="transparent" style:font-size-asian="24pt" style:font-weight-asian="bold" style:font-name-complex="ShanniNational" style:font-size-complex="24pt" style:language-complex="my" style:country-complex="MM" style:font-weight-complex="bold"/>
    </style:style>
    <style:style style:name="P26" style:family="paragraph" style:parent-style-name="Table_20_Contents">
      <style:paragraph-properties fo:line-height="150%" fo:text-align="center" style:justify-single-word="false"/>
      <style:text-properties style:font-name="ShanniNational" fo:font-size="24pt" officeooo:rsid="00382acf" officeooo:paragraph-rsid="00382acf" style:font-size-asian="24pt" style:font-name-complex="ShanniNational" style:font-size-complex="24pt" style:language-complex="my" style:country-complex="MM"/>
    </style:style>
    <style:style style:name="P27" style:family="paragraph" style:parent-style-name="Standard">
      <style:paragraph-properties fo:text-align="start" style:justify-single-word="false"/>
      <style:text-properties style:font-name="ShanniNational" fo:font-size="14pt" fo:font-weight="normal" officeooo:rsid="000c811e" officeooo:paragraph-rsid="00237dd3" fo:background-color="transparent" style:font-size-asian="14pt" style:font-weight-asian="normal" style:font-name-complex="ShanniNational" style:font-size-complex="14pt" style:language-complex="my" style:country-complex="MM" style:font-weight-complex="normal"/>
    </style:style>
    <style:style style:name="P28" style:family="paragraph" style:parent-style-name="Standard">
      <style:text-properties style:font-name="ShanniNational" fo:font-size="14pt" fo:font-weight="bold" officeooo:rsid="000c811e" officeooo:paragraph-rsid="00237dd3" fo:background-color="transparent" style:font-size-asian="14pt" style:font-weight-asian="bold" style:font-name-complex="ShanniNational" style:font-size-complex="14pt" style:language-complex="my" style:country-complex="MM" style:font-weight-complex="bold"/>
    </style:style>
    <style:style style:name="P29" style:family="paragraph" style:parent-style-name="Standard">
      <style:text-properties style:font-name="ShanniNational" fo:font-size="14pt" officeooo:rsid="000d6b29" officeooo:paragraph-rsid="00237dd3" fo:background-color="transparent" style:font-size-asian="14pt" style:font-name-complex="ShanniNational" style:font-size-complex="14pt" style:language-complex="my" style:country-complex="MM"/>
    </style:style>
    <style:style style:name="P30" style:family="paragraph" style:parent-style-name="Standard">
      <style:text-properties style:font-name="ShanniNational" fo:font-size="14pt" officeooo:rsid="0010320b" officeooo:paragraph-rsid="00237dd3" fo:background-color="transparent" style:font-size-asian="14pt" style:font-name-complex="ShanniNational" style:font-size-complex="14pt" style:language-complex="my" style:country-complex="MM"/>
    </style:style>
    <style:style style:name="P31" style:family="paragraph" style:parent-style-name="Standard">
      <style:text-properties style:font-name="ShanniNational" fo:font-size="14pt" officeooo:rsid="000c811e" officeooo:paragraph-rsid="00237dd3" fo:background-color="transparent" style:font-size-asian="14pt" style:font-name-complex="ShanniNational" style:font-size-complex="14pt" style:language-complex="my" style:country-complex="MM"/>
    </style:style>
    <style:style style:name="P32" style:family="paragraph" style:parent-style-name="Standard">
      <style:text-properties style:font-name="ShanniNational" fo:font-size="14pt" officeooo:rsid="0038e0f8" officeooo:paragraph-rsid="00237dd3" fo:background-color="transparent" style:font-size-asian="14pt" style:font-name-complex="ShanniNational" style:font-size-complex="14pt" style:language-complex="my" style:country-complex="MM"/>
    </style:style>
    <style:style style:name="P33" style:family="paragraph" style:parent-style-name="Standard">
      <style:text-properties style:font-name="ShanniNational" fo:font-size="14pt" officeooo:rsid="000d6b29" officeooo:paragraph-rsid="00237dd3" fo:background-color="transparent" style:font-size-asian="14pt" style:font-name-complex="ShanniNational" style:font-size-complex="14pt"/>
    </style:style>
    <style:style style:name="P34" style:family="paragraph" style:parent-style-name="Standard">
      <style:text-properties style:font-name="ShanniNational" fo:font-size="14pt" officeooo:paragraph-rsid="00237dd3" fo:background-color="transparent" style:font-size-asian="14pt" style:font-name-complex="ShanniNational" style:font-size-complex="14pt"/>
    </style:style>
    <style:style style:name="P35" style:family="paragraph" style:parent-style-name="Table_20_Contents">
      <style:paragraph-properties fo:line-height="115%" fo:text-align="justify" style:justify-single-word="false"/>
      <style:text-properties style:font-name="ShanniNational" fo:font-size="14pt" officeooo:paragraph-rsid="002da247" style:font-size-asian="14pt" style:font-name-complex="ShanniNational" style:font-size-complex="14pt"/>
    </style:style>
    <style:style style:name="P36" style:family="paragraph" style:parent-style-name="Table_20_Contents">
      <style:paragraph-properties fo:line-height="115%" fo:text-align="justify" style:justify-single-word="false"/>
      <style:text-properties style:font-name="ShanniNational" fo:font-size="14pt" officeooo:paragraph-rsid="002dad22" style:font-size-asian="14pt" style:font-name-complex="ShanniNational" style:font-size-complex="14pt"/>
    </style:style>
    <style:style style:name="P37" style:family="paragraph" style:parent-style-name="Table_20_Contents">
      <style:paragraph-properties fo:line-height="115%" fo:text-align="justify" style:justify-single-word="false"/>
      <style:text-properties style:font-name="ShanniNational" fo:font-size="14pt" officeooo:paragraph-rsid="003190c6" style:font-size-asian="14pt" style:font-name-complex="ShanniNational" style:font-size-complex="14pt"/>
    </style:style>
    <style:style style:name="P38" style:family="paragraph" style:parent-style-name="Table_20_Contents">
      <style:paragraph-properties fo:line-height="115%" fo:text-align="justify" style:justify-single-word="false"/>
      <style:text-properties style:font-name="ShanniNational" fo:font-size="13pt" officeooo:paragraph-rsid="003190c6" style:font-size-asian="13pt" style:font-name-complex="ShanniNational" style:font-size-complex="13pt"/>
    </style:style>
    <style:style style:name="P39" style:family="paragraph" style:parent-style-name="Text_20_body">
      <style:paragraph-properties fo:text-align="justify" style:justify-single-word="false"/>
      <style:text-properties style:font-name="ShanniNational" fo:font-size="13pt" officeooo:paragraph-rsid="002da247" style:font-size-asian="13pt" style:font-name-complex="ShanniNational" style:font-size-complex="13pt"/>
    </style:style>
    <style:style style:name="P40" style:family="paragraph" style:parent-style-name="Text_20_body">
      <style:text-properties style:font-name="ShanniNational" fo:font-size="13pt" fo:language="en" fo:country="US" fo:font-style="normal" fo:font-weight="normal" officeooo:rsid="00237dd3" officeooo:paragraph-rsid="002da247" fo:background-color="transparent" style:font-size-asian="13pt" style:font-style-asian="normal" style:font-weight-asian="normal" style:font-name-complex="ShanniNational" style:font-size-complex="13pt" style:font-style-complex="normal" style:font-weight-complex="normal"/>
    </style:style>
    <style:style style:name="P41" style:family="paragraph" style:parent-style-name="Text_20_body">
      <style:text-properties style:font-name="ShanniNational" fo:font-size="36pt" fo:language="en" fo:country="US" style:text-underline-style="none" fo:font-weight="bold" officeooo:rsid="00131946" officeooo:paragraph-rsid="00131946" fo:background-color="transparent" style:font-size-asian="36pt" style:font-weight-asian="bold" style:font-name-complex="ShanniNational" style:font-size-complex="36pt" style:language-complex="my" style:country-complex="MM" style:font-weight-complex="bold"/>
    </style:style>
    <style:style style:name="P42" style:family="paragraph" style:parent-style-name="Standard">
      <style:paragraph-properties fo:text-align="start" style:justify-single-word="false"/>
      <style:text-properties style:font-name="ShanniNational" fo:font-size="26pt" fo:language="en" fo:country="US" officeooo:rsid="00262bb4" officeooo:paragraph-rsid="00262bb4" fo:background-color="transparent" style:font-size-asian="26pt" style:font-name-complex="ShanniNational" style:font-size-complex="26pt"/>
    </style:style>
    <style:style style:name="P43" style:family="paragraph" style:parent-style-name="Standard">
      <style:text-properties style:text-line-through-style="none" style:text-line-through-type="none" style:font-name="ShanniNational" fo:font-size="28pt" fo:language="en" fo:country="US" fo:font-style="normal" style:text-underline-style="none" fo:font-weight="normal" officeooo:rsid="00262bb4" officeooo:paragraph-rsid="00262bb4" fo:background-color="transparent" style:font-size-asian="28pt" style:font-style-asian="normal" style:font-weight-asian="normal" style:font-name-complex="ShanniNational" style:font-size-complex="28pt" style:font-style-complex="normal" style:font-weight-complex="normal"/>
    </style:style>
    <style:style style:name="P44" style:family="paragraph" style:parent-style-name="Standard">
      <style:paragraph-properties fo:text-align="end" style:justify-single-word="false"/>
      <style:text-properties fo:color="#000000" loext:opacity="100%" style:font-name="ShanniNational" fo:font-size="14pt" fo:language="en" fo:country="US" officeooo:rsid="0010320b" officeooo:paragraph-rsid="00237dd3" fo:background-color="transparent" style:font-size-asian="14pt" style:font-name-complex="ShanniNational" style:font-size-complex="14pt" style:language-complex="my" style:country-complex="MM"/>
    </style:style>
    <style:style style:name="P45" style:family="paragraph" style:parent-style-name="Standard">
      <style:paragraph-properties fo:text-align="start" style:justify-single-word="false"/>
      <style:text-properties fo:color="#000000" loext:opacity="100%" style:font-name="ShanniNational" fo:font-size="14pt" fo:language="en" fo:country="US" officeooo:rsid="0010320b" officeooo:paragraph-rsid="00237dd3" fo:background-color="transparent" style:font-size-asian="14pt" style:font-name-complex="ShanniNational" style:font-size-complex="14pt" style:language-complex="my" style:country-complex="MM"/>
    </style:style>
    <style:style style:name="P46" style:family="paragraph" style:parent-style-name="Standard">
      <style:paragraph-properties fo:text-align="center" style:justify-single-word="false"/>
      <style:text-properties fo:color="#000000" loext:opacity="100%" style:font-name="Padauk:lang=tjl&amp;dotr=1" fo:font-size="14pt" officeooo:rsid="000ad471" officeooo:paragraph-rsid="00237dd3" fo:background-color="transparent" style:font-size-asian="14pt" style:font-name-complex="ShanniNational" style:font-size-complex="14pt" style:language-complex="my" style:country-complex="MM"/>
    </style:style>
    <style:style style:name="P47" style:family="paragraph" style:parent-style-name="Standard">
      <style:paragraph-properties fo:text-align="center" style:justify-single-word="false"/>
      <style:text-properties fo:color="#000000" loext:opacity="100%" style:font-name="Padauk:lang=tjl&amp;dotr=1" fo:font-size="14pt" fo:language="en" fo:country="US" officeooo:rsid="000bb6ae" officeooo:paragraph-rsid="00237dd3" fo:background-color="transparent" style:font-size-asian="14pt" style:font-name-complex="ShanniNational" style:font-size-complex="14pt" style:language-complex="my" style:country-complex="MM"/>
    </style:style>
    <style:style style:name="P48" style:family="paragraph" style:parent-style-name="Standard">
      <style:text-properties fo:color="#000000" loext:opacity="100%" style:font-name="Padauk:lang=tjl&amp;dotr=1" fo:font-size="14pt" fo:language="en" fo:country="US" officeooo:rsid="000bb6ae" officeooo:paragraph-rsid="00237dd3" fo:background-color="transparent" style:font-size-asian="14pt" style:font-name-complex="ShanniNational" style:font-size-complex="14pt" style:language-complex="my" style:country-complex="MM"/>
    </style:style>
    <style:style style:name="P49" style:family="paragraph" style:parent-style-name="Standard">
      <style:paragraph-properties fo:line-height="150%"/>
      <style:text-properties fo:font-size="28pt" fo:language="en" fo:country="US" officeooo:rsid="0000221c" officeooo:paragraph-rsid="00517687" style:font-size-asian="28pt" style:font-name-complex="ShanniNational" style:font-size-complex="28pt"/>
    </style:style>
    <style:style style:name="P50" style:family="paragraph" style:parent-style-name="Standard">
      <style:paragraph-properties fo:line-height="150%"/>
      <style:text-properties fo:font-size="28pt" fo:language="en" fo:country="US" officeooo:rsid="0001335a" officeooo:paragraph-rsid="00517687" style:font-size-asian="28pt" style:font-name-complex="ShanniNational" style:font-size-complex="28pt"/>
    </style:style>
    <style:style style:name="P51" style:family="paragraph" style:parent-style-name="Standard">
      <style:paragraph-properties fo:line-height="150%"/>
      <style:text-properties fo:font-size="28pt" fo:language="en" fo:country="US" officeooo:rsid="0008fcdf" officeooo:paragraph-rsid="00526710" style:font-size-asian="28pt" style:font-name-complex="ShanniNational" style:font-size-complex="28pt"/>
    </style:style>
    <style:style style:name="P52" style:family="paragraph" style:parent-style-name="Standard">
      <style:paragraph-properties fo:line-height="150%"/>
      <style:text-properties fo:font-size="28pt" fo:language="en" fo:country="US" officeooo:rsid="000765c2" officeooo:paragraph-rsid="00526710" style:font-size-asian="28pt" style:font-name-complex="ShanniNational" style:font-size-complex="28pt"/>
    </style:style>
    <style:style style:name="P53" style:family="paragraph" style:parent-style-name="Standard">
      <style:paragraph-properties fo:line-height="150%"/>
      <style:text-properties fo:font-size="32pt" fo:language="en" fo:country="US" officeooo:rsid="0001335a" officeooo:paragraph-rsid="005887c8" style:font-size-asian="32pt" style:font-name-complex="ShanniNational" style:font-size-complex="32pt"/>
    </style:style>
    <style:style style:name="P54" style:family="paragraph" style:parent-style-name="Standard">
      <style:paragraph-properties fo:line-height="150%"/>
      <style:text-properties fo:font-size="32pt" fo:language="en" fo:country="US" officeooo:rsid="0001335a" officeooo:paragraph-rsid="0058f596" style:font-size-asian="32pt" style:font-name-complex="ShanniNational" style:font-size-complex="32pt"/>
    </style:style>
    <style:style style:name="P55" style:family="paragraph" style:parent-style-name="Standard">
      <style:paragraph-properties fo:line-height="150%"/>
      <style:text-properties fo:font-size="32pt" fo:language="en" fo:country="US" fo:font-style="normal" style:text-underline-style="none" fo:font-weight="bold" officeooo:rsid="0001335a" officeooo:paragraph-rsid="00517687" style:font-size-asian="32pt" style:font-style-asian="normal" style:font-weight-asian="bold" style:font-name-complex="ShanniNational" style:font-size-complex="32pt" style:language-complex="my" style:country-complex="MM" style:font-style-complex="normal" style:font-weight-complex="bold"/>
    </style:style>
    <style:style style:name="T1" style:family="text">
      <style:text-properties fo:language="en" fo:country="US" officeooo:rsid="002a0d5d" style:language-complex="my" style:country-complex="MM"/>
    </style:style>
    <style:style style:name="T2" style:family="text">
      <style:text-properties fo:language="en" fo:country="US" officeooo:rsid="000d6b29" style:language-complex="my" style:country-complex="MM"/>
    </style:style>
    <style:style style:name="T3" style:family="text">
      <style:text-properties fo:language="en" fo:country="US" officeooo:rsid="00237dd3"/>
    </style:style>
    <style:style style:name="T4" style:family="text">
      <style:text-properties fo:language="en" fo:country="US" officeooo:rsid="002cfa59"/>
    </style:style>
    <style:style style:name="T5" style:family="text">
      <style:text-properties fo:language="en" fo:country="US" officeooo:rsid="002dad22"/>
    </style:style>
    <style:style style:name="T6" style:family="text">
      <style:text-properties fo:language="en" fo:country="US" officeooo:rsid="003b96ec"/>
    </style:style>
    <style:style style:name="T7" style:family="text">
      <style:text-properties fo:language="en" fo:country="US" officeooo:rsid="003c3114"/>
    </style:style>
    <style:style style:name="T8" style:family="text">
      <style:text-properties fo:language="en" fo:country="US" officeooo:rsid="004982dc"/>
    </style:style>
    <style:style style:name="T9" style:family="text">
      <style:text-properties fo:language="en" fo:country="US" officeooo:rsid="004d400a"/>
    </style:style>
    <style:style style:name="T10" style:family="text">
      <style:text-properties fo:language="en" fo:country="US" officeooo:rsid="005887c8"/>
    </style:style>
    <style:style style:name="T11" style:family="text">
      <style:text-properties officeooo:rsid="00237dd3"/>
    </style:style>
    <style:style style:name="T12" style:family="text">
      <style:text-properties officeooo:rsid="000bb6ae"/>
    </style:style>
    <style:style style:name="T13" style:family="text">
      <style:text-properties officeooo:rsid="001bb5ac"/>
    </style:style>
    <style:style style:name="T14" style:family="text">
      <style:text-properties officeooo:rsid="0010df87"/>
    </style:style>
    <style:style style:name="T15" style:family="text">
      <style:text-properties officeooo:rsid="001d905f"/>
    </style:style>
    <style:style style:name="T16" style:family="text">
      <style:text-properties officeooo:rsid="001f22e3"/>
    </style:style>
    <style:style style:name="T17" style:family="text">
      <style:text-properties officeooo:rsid="000d2fbe"/>
    </style:style>
    <style:style style:name="T18" style:family="text">
      <style:text-properties officeooo:rsid="000e69b2"/>
    </style:style>
    <style:style style:name="T19" style:family="text">
      <style:text-properties officeooo:rsid="0010464f"/>
    </style:style>
    <style:style style:name="T20" style:family="text">
      <style:text-properties style:language-complex="my" style:country-complex="MM"/>
    </style:style>
    <style:style style:name="T21" style:family="text">
      <style:text-properties officeooo:rsid="000d6b29" style:language-complex="my" style:country-complex="MM"/>
    </style:style>
    <style:style style:name="T22" style:family="text">
      <style:text-properties officeooo:rsid="0010320b" style:language-complex="my" style:country-complex="MM"/>
    </style:style>
    <style:style style:name="T23" style:family="text">
      <style:text-properties officeooo:rsid="000d2fbe" style:language-complex="my" style:country-complex="MM"/>
    </style:style>
    <style:style style:name="T24" style:family="text">
      <style:text-properties style:font-name-complex="ShanniNational"/>
    </style:style>
    <style:style style:name="T25" style:family="text">
      <style:text-properties fo:font-style="normal" fo:font-weight="normal" officeooo:rsid="00347129" style:font-style-asian="normal" style:font-weight-asian="normal" style:font-style-complex="normal" style:font-weight-complex="normal"/>
    </style:style>
    <style:style style:name="T26" style:family="text">
      <style:text-properties fo:font-style="normal" fo:font-weight="normal" officeooo:rsid="002cfa59" style:font-style-asian="normal" style:font-weight-asian="normal" style:font-name-complex="Padauk" style:font-style-complex="normal" style:font-weight-complex="normal"/>
    </style:style>
    <style:style style:name="T27" style:family="text">
      <style:text-properties fo:font-style="normal" style:font-style-asian="normal" style:language-complex="my" style:country-complex="MM" style:font-style-complex="normal"/>
    </style:style>
    <style:style style:name="T28" style:family="text">
      <style:text-properties fo:font-style="normal" officeooo:rsid="003608ef" style:font-style-asian="normal" style:language-complex="my" style:country-complex="MM" style:font-style-complex="normal"/>
    </style:style>
    <style:style style:name="T29" style:family="text">
      <style:text-properties fo:font-style="normal" officeooo:rsid="0046055e" style:font-style-asian="normal" style:language-complex="my" style:country-complex="MM" style:font-style-complex="normal"/>
    </style:style>
    <style:style style:name="T30" style:family="text">
      <style:text-properties fo:font-style="normal" officeooo:rsid="004982dc" style:font-style-asian="normal" style:language-complex="my" style:country-complex="MM" style:font-style-complex="normal"/>
    </style:style>
    <style:style style:name="T31" style:family="text">
      <style:text-properties fo:font-style="normal" style:text-underline-style="none" fo:font-weight="bold" style:font-style-asian="normal" style:font-weight-asian="bold" style:language-complex="my" style:country-complex="MM" style:font-style-complex="normal" style:font-weight-complex="bold"/>
    </style:style>
    <style:style style:name="T32" style:family="text">
      <style:text-properties fo:font-style="normal" style:text-underline-style="none" fo:font-weight="bold" officeooo:rsid="0052c6cd" style:font-style-asian="normal" style:font-weight-asian="bold" style:language-complex="my" style:country-complex="MM" style:font-style-complex="normal" style:font-weight-complex="bold"/>
    </style:style>
    <style:style style:name="T33" style:family="text">
      <style:text-properties fo:font-size="14pt" style:font-size-asian="14pt" style:font-size-complex="14pt"/>
    </style:style>
    <style:style style:name="T34" style:family="text">
      <style:text-properties fo:font-size="14pt" fo:language="en" fo:country="US" officeooo:rsid="002dad22" style:font-size-asian="14pt" style:font-size-complex="14pt"/>
    </style:style>
    <style:style style:name="T35" style:family="text">
      <style:text-properties style:font-name-complex="Padauk"/>
    </style:style>
    <style:style style:name="T36" style:family="text">
      <style:text-properties officeooo:rsid="003608ef"/>
    </style:style>
    <style:style style:name="T37" style:family="text">
      <style:text-properties style:font-name="Zawgyi-One" fo:language="en" fo:country="US" officeooo:rsid="003608ef" style:font-name-complex="Padauk"/>
    </style:style>
    <style:style style:name="T38" style:family="text">
      <style:text-properties fo:font-weight="bold" style:font-weight-asian="bold" style:language-complex="my" style:country-complex="MM" style:font-weight-complex="bold"/>
    </style:style>
    <style:style style:name="T39" style:family="text">
      <style:text-properties fo:font-weight="bold" officeooo:rsid="003608ef" style:font-weight-asian="bold" style:language-complex="my" style:country-complex="MM" style:font-weight-complex="bold"/>
    </style:style>
    <style:style style:name="T40" style:family="text">
      <style:text-properties fo:font-weight="bold" officeooo:rsid="00382acf" style:font-weight-asian="bold" style:language-complex="my" style:country-complex="MM" style:font-weight-complex="bold"/>
    </style:style>
    <style:style style:name="T41" style:family="text">
      <style:text-properties officeooo:rsid="004edf31"/>
    </style:style>
    <style:style style:name="T42" style:family="text">
      <style:text-properties officeooo:rsid="004efddb"/>
    </style:style>
    <style:style style:name="T43" style:family="text">
      <style:text-properties officeooo:rsid="0001335a"/>
    </style:style>
    <style:style style:name="T44" style:family="text">
      <style:text-properties officeooo:rsid="005887c8"/>
    </style:style>
    <style:style style:name="T45" style:family="text">
      <style:text-properties fo:font-size="28pt" officeooo:rsid="00062643" style:font-size-asian="28pt" style:font-size-complex="28pt"/>
    </style:style>
    <style:style style:name="T46" style:family="text">
      <style:text-properties fo:font-size="28pt" officeooo:rsid="000765c2" style:font-size-asian="28pt" style:font-size-complex="28pt"/>
    </style:style>
    <style:style style:name="T47" style:family="text">
      <style:text-properties fo:font-size="28pt" officeooo:rsid="00093d64" style:font-size-asian="28pt" style:font-size-complex="28pt"/>
    </style:style>
    <style:style style:name="T48" style:family="text">
      <style:text-properties officeooo:rsid="005a25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သျမ်<text:span text:style-name="T41">းနီအမျိူ</text:span><text:span text:style-name="T42">းသား</text:span><text:span text:style-name="T41">ဖောင့်</text:span><text:span text:style-name="T44">(</text:span><text:span text:style-name="T10">ယူနီကုဒ်</text:span><text:span text:style-name="T44">)</text:span></text:p>
      <text:p text:style-name="P25">ပြင်ဆင်ထ<text:span text:style-name="T36">ားသော </text:span><text:span text:style-name="T8">ဘား</text:span><text:span text:style-name="T36">တုံးများ</text:span></text:p>
      <table:table table:name="Table1" table:style-name="Table1">
        <table:table-column table:style-name="Table1.A" table:number-columns-repeated="3"/>
        <table:table-column table:style-name="Table1.D"/>
        <table:table-row table:style-name="TableLine1462039950432">
          <table:table-cell table:style-name="Table1.A1" office:value-type="string">
            <text:p text:style-name="P13">ကျႃꩼ</text:p>
          </table:table-cell>
          <table:table-cell table:style-name="Table1.A1" office:value-type="string">
            <text:p text:style-name="P13">ကျွႃꩼ</text:p>
          </table:table-cell>
          <table:table-cell table:style-name="Table1.A1" office:value-type="string">
            <text:p text:style-name="P13">ကျူꩼ</text:p>
          </table:table-cell>
          <table:table-cell table:style-name="Table1.D1" office:value-type="string">
            <text:p text:style-name="P13">ၷျူꩼ</text:p>
          </table:table-cell>
        </table:table-row>
        <table:table-row table:style-name="TableLine1462039955328">
          <table:table-cell table:style-name="Table1.A2" office:value-type="string">
            <text:p text:style-name="P13">ကီꩼ</text:p>
          </table:table-cell>
          <table:table-cell table:style-name="Table1.A2" office:value-type="string">
            <text:p text:style-name="P13">ကတ်ꩼ</text:p>
          </table:table-cell>
          <table:table-cell table:style-name="Table1.A2" office:value-type="string">
            <text:p text:style-name="P13">ကေꧥꩼ</text:p>
          </table:table-cell>
          <table:table-cell table:style-name="Table1.D2" office:value-type="string">
            <text:p text:style-name="P13">ကꧥုꩼ</text:p>
          </table:table-cell>
        </table:table-row>
        <table:table-row table:style-name="TableLine1462039961376">
          <table:table-cell table:style-name="Table1.A2" office:value-type="string">
            <text:p text:style-name="P13">ကႃꩼ</text:p>
          </table:table-cell>
          <table:table-cell table:style-name="Table1.A2" office:value-type="string">
            <text:p text:style-name="P13">ကူꩼ</text:p>
          </table:table-cell>
          <table:table-cell table:style-name="Table1.A2" office:value-type="string">
            <text:p text:style-name="P13">ၷူꩼ</text:p>
          </table:table-cell>
          <table:table-cell table:style-name="Table1.D2" office:value-type="string">
            <text:p text:style-name="P13">မူꩼ</text:p>
          </table:table-cell>
        </table:table-row>
        <table:table-row table:style-name="TableLine1462039950144">
          <table:table-cell table:style-name="Table1.A2" office:value-type="string">
            <text:p text:style-name="P14">ꧧူႍ</text:p>
          </table:table-cell>
          <table:table-cell table:style-name="Table1.A2" office:value-type="string">
            <text:p text:style-name="P14">ꧧွႃႍ</text:p>
          </table:table-cell>
          <table:table-cell table:style-name="Table1.A2" office:value-type="string">
            <text:p text:style-name="P15">ကႆꩼ</text:p>
          </table:table-cell>
          <table:table-cell table:style-name="Table1.D2" office:value-type="string">
            <text:p text:style-name="P15">ꧤိꩼ</text:p>
          </table:table-cell>
        </table:table-row>
        <table:table-row table:style-name="TableLine1462039955616">
          <table:table-cell table:style-name="Table1.A2" office:value-type="string">
            <text:p text:style-name="P14">ꩥူႍ</text:p>
          </table:table-cell>
          <table:table-cell table:style-name="Table1.A2" office:value-type="string">
            <text:p text:style-name="P14">ꩥႃႍ</text:p>
          </table:table-cell>
          <table:table-cell table:style-name="Table1.A2" office:value-type="string">
            <text:p text:style-name="P14">ꩥျူႍ</text:p>
          </table:table-cell>
          <table:table-cell table:style-name="Table1.D2" office:value-type="string">
            <text:p text:style-name="P14">ကျႃႍ</text:p>
          </table:table-cell>
        </table:table-row>
        <table:table-row table:style-name="TableLine1462039965120">
          <table:table-cell table:style-name="Table1.A2" office:value-type="string">
            <text:p text:style-name="P14">ကတ်ႍ</text:p>
          </table:table-cell>
          <table:table-cell table:style-name="Table1.A2" office:value-type="string">
            <text:p text:style-name="P14">ကၷ်ႍ</text:p>
          </table:table-cell>
          <table:table-cell table:style-name="Table1.A2" office:value-type="string">
            <text:p text:style-name="P14">ꩫမ်ႍ</text:p>
          </table:table-cell>
          <table:table-cell table:style-name="Table1.D2" office:value-type="string">
            <text:p text:style-name="P16">ကဵꩼ</text:p>
          </table:table-cell>
        </table:table-row>
        <text:soft-page-break/>
        <table:table-row table:style-name="TableLine1462039961664">
          <table:table-cell table:style-name="Table1.A2" office:value-type="string">
            <text:p text:style-name="P14">ကႃႍ</text:p>
          </table:table-cell>
          <table:table-cell table:style-name="Table1.A2" office:value-type="string">
            <text:p text:style-name="P14">ၷႃႍ</text:p>
          </table:table-cell>
          <table:table-cell table:style-name="Table1.A2" office:value-type="string">
            <text:p text:style-name="P14">ကျႃႍ</text:p>
          </table:table-cell>
          <table:table-cell table:style-name="Table1.D2" office:value-type="string">
            <text:p text:style-name="P16">ကႂႍ</text:p>
          </table:table-cell>
        </table:table-row>
      </table:table>
      <text:p text:style-name="P21"/>
      <text:p text:style-name="P22"><text:span text:style-name="T27">အသစ်ထည့်ထ</text:span><text:span text:style-name="T28">ားသော အသက်/ဘ</text:span><text:span text:style-name="T30">ား</text:span><text:span text:style-name="T28">တုံ</text:span><text:span text:style-name="T29">း/အစက် ပုံစံ</text:span><text:span text:style-name="T28">များ</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text:s/><text:span text:style-name="T11">ကႃ့ </text:span></text:p>
          </table:table-cell>
          <table:table-cell table:style-name="Table3.A1" office:value-type="string">
            <text:p text:style-name="P5">ကႂꧥႍ</text:p>
          </table:table-cell>
          <table:table-cell table:style-name="Table3.A1" office:value-type="string">
            <text:p text:style-name="P3">ကꧥံ</text:p>
          </table:table-cell>
          <table:table-cell table:style-name="Table3.D1" office:value-type="string">
            <text:p text:style-name="P7">ကႂႍ</text:p>
          </table:table-cell>
        </table:table-row>
        <table:table-row table:style-name="Table3.1">
          <table:table-cell table:style-name="Table3.A2" office:value-type="string">
            <text:p text:style-name="P8">ကဵꩼ </text:p>
          </table:table-cell>
          <table:table-cell table:style-name="Table3.A2" office:value-type="string">
            <text:p text:style-name="P9">ကဵံ</text:p>
          </table:table-cell>
          <table:table-cell table:style-name="Table3.A2" office:value-type="string">
            <text:p text:style-name="P3"/>
          </table:table-cell>
          <table:table-cell table:style-name="Table3.D2" office:value-type="string">
            <text:p text:style-name="P7"/>
          </table:table-cell>
        </table:table-row>
      </table:table>
      <text:p text:style-name="P2"/>
      <text:p text:style-name="P20">ပြေ<text:span text:style-name="T36">ာင်းလဲထားသော စာလုံး</text:span><text:span text:style-name="T9">ပုံစံ</text:span><text:span text:style-name="T36">များ</text:span></text:p>
      <table:table table:name="Table2" table:style-name="Table2">
        <table:table-column table:style-name="Table2.A"/>
        <table:table-column table:style-name="Table2.B"/>
        <table:table-row table:style-name="TableLine1462039954752">
          <table:table-cell table:style-name="Table2.A1" office:value-type="string">
            <text:p text:style-name="P26">၁။</text:p>
          </table:table-cell>
          <table:table-cell table:style-name="Table2.B1" office:value-type="string">
            <text:p text:style-name="P10">ꧨ <text:span text:style-name="T24">→</text:span> <text:span text:style-name="T24">ꧨ</text:span></text:p>
          </table:table-cell>
        </table:table-row>
        <table:table-row table:style-name="TableLine1462039960224">
          <table:table-cell table:style-name="Table2.A2" office:value-type="string">
            <text:p text:style-name="P26">၂။</text:p>
          </table:table-cell>
          <table:table-cell table:style-name="Table2.B2" office:value-type="string">
            <text:p text:style-name="P4"><text:span text:style-name="T35">ꩺ </text:span>→ ꩺ</text:p>
          </table:table-cell>
        </table:table-row>
        <table:table-row table:style-name="TableLine1462039965696">
          <table:table-cell table:style-name="Table2.A2" office:value-type="string">
            <text:p text:style-name="P26">၃။</text:p>
          </table:table-cell>
          <table:table-cell table:style-name="Table2.B2" office:value-type="string">
            <text:p text:style-name="P11"><text:span text:style-name="T26">ꩥ → </text:span><text:span text:style-name="T25">ꩥ</text:span></text:p>
          </table:table-cell>
        </table:table-row>
        <text:soft-page-break/>
        <table:table-row table:style-name="TableLine1462039952160">
          <table:table-cell table:style-name="Table2.A2" office:value-type="string">
            <text:p text:style-name="P26">၄။</text:p>
          </table:table-cell>
          <table:table-cell table:style-name="Table2.B2" office:value-type="string">
            <text:p text:style-name="P12"><text:span text:style-name="T37">꧹ </text:span>→ <text:s/>꧹</text:p>
          </table:table-cell>
        </table:table-row>
      </table:table>
      <text:p text:style-name="P24"/>
      <text:p text:style-name="P55">အထက်ဘားတုံးကိုစမ်းသပ်ခြင်း</text:p>
      <text:p text:style-name="P49">က်ꩼ ကီꩼ ကိꩼ ကဵꩼ ကꧥꩼ </text:p>
      <text:p text:style-name="P49">က်ုꩼ ကီုꩼ ကိုꩼ ကဵုꩼ ကꧥုꩼ <text:span text:style-name="T48">ကဵုꩼ</text:span></text:p>
      <text:p text:style-name="P49">က်ူꩼ ကီူꩼ ကိူꩼ ကဵူꩼ ကꧥူꩼ <text:span text:style-name="T48">ကဵꩼ</text:span></text:p>
      <text:p text:style-name="P49">ကွ်ꩼ ကွီꩼ ကွိꩼ ကွဵꩼ ကွꧥꩼ</text:p>
      <text:p text:style-name="P49">ကႂ်ꩼ ကႂီꩼ ကႂိ<text:span text:style-name="T43">ꩼ</text:span> ကႂဵꩼ ကႂꧥꩼ</text:p>
      <text:p text:style-name="P50">က်ေꩼ ကေီꩼ ကေိꩼ ကေꧥꩼ</text:p>
      <text:p text:style-name="P50">ကူꩼ ကႃꩼ ကှꩼ ကှုꩼ ကှူꩼ</text:p>
      <text:p text:style-name="P49">ကျူꩼ ကျႃꩼ ကျုꩼ ကျွႃꩼ ကျွူꩼ ကျွုꩼ ကျွႃꩼ</text:p>
      <text:p text:style-name="P49"><text:soft-page-break/>ကြုꩼ ကြူꩼ ကြွူꩼ ကြွုꩼ ကြွႃꩼ ကြႃꩼ </text:p>
      <text:p text:style-name="P53"><text:span text:style-name="T31">အေ</text:span><text:span text:style-name="T32">ာက်</text:span><text:span text:style-name="T31">ဘားတုံးကိုစမ်းသပ်ခြင်း</text:span></text:p>
      <text:p text:style-name="P54"><text:span text:style-name="T45">ကူႍ ကႂႍ ကုႍ ကွႍ က်ွႍ ကိုႍ ကိူႍ ကႂ်ႍ ꩥူႍ ꩥုႍ ꩥွႍ ꧧူႍ ꧧုႍ ꧧွႍ ကျူႍ ကျုႍ ကျႃႍ </text:span><text:span text:style-name="T46">ꩥႂႍ ꧧႂႍ</text:span></text:p>
      <text:p text:style-name="P54"><text:span text:style-name="T45">ꩥျူႍ ꩥျႃႍ ꩥျုႍ ꧧျူႍ ꧧျႃႍ ꧧျုႍ ကျွႃႍ ကျွုႍ ကျွူႍ ꩥျွူႍ ꩥျွုႍ ꩥျွုႍ ꧧျွုႍ ꧧျွူႍ ꧧျွႃႍ ကွႃႍ ꩥွႃႍ ꧧွႃႍ ကတ်ႍ ကွꧥႍ ကႂꧥႍ ကွေဵႍ ကႃ</text:span><text:span text:style-name="T46">ႍ </text:span><text:span text:style-name="T47">မႃႍ</text:span></text:p>
      <text:p text:style-name="P51">ꩥႃႍ ꧧႃႍ</text:p>
      <text:p text:style-name="P52">ꧧူႍ ꧧွႃႍ </text:p>
      <text:p text:style-name="P18">ꩥူႍ <text:s/>ꩥျုႍ ကျႃႍ</text:p>
      <text:p text:style-name="P42"><text:span text:style-name="T38">အစမ်</text:span><text:span text:style-name="T40">း</text:span><text:span text:style-name="T38">ရေ</text:span><text:span text:style-name="T39">းထားသော သျမ်းနီစာများ</text:span></text:p>
      <text:p text:style-name="P23"><text:soft-page-break/></text:p>
      <text:p text:style-name="P17"><text:span text:style-name="T4">(</text:span>ၷၫမ်းဝႆႍ<text:span text:style-name="T6">ꧤြႃး</text:span><text:span text:style-name="T4">)</text:span></text:p>
      <text:p text:style-name="P46">မုꩫ်းၸဝ်ႍꩥူက်ၸႃႍ ကူꩫ်းꧤီꩼꩬၫင<text:span text:style-name="T13">်ꩼ </text:span><text:s/><text:span text:style-name="T3">ၷꧥုꩼ</text:span> မႃးဝႆႍပူၸေႃ တြႃးတေႃ </text:p>
      <text:p text:style-name="P46">တင်းလူင်ꩼ တူဝ်းꧤြႃးပဵꩫ်းၸဝ်ႍ <text:span text:style-name="T3">ꧤꧥုꩼ</text:span><text:span text:style-name="T12">မလဝ်ႍꩥ</text:span><text:span text:style-name="T14">ူႍ</text:span><text:span text:style-name="T12">မႃး တီႍၷျိင်းꧤြႃးꩥꧥုး မိုဝ်းတၫင်</text:span></text:p>
      <text:p text:style-name="P47">ꩫႃႍꧤၫက် ꩥ<text:span text:style-name="T15">ူꩼ</text:span>ၸပ်တီႍꩫိꩫ်း ကꩫ်တေႃးမႃးၷႃႍၸၫဝ်ႍ။ </text:p>
      <text:p text:style-name="P48"/>
      <text:p text:style-name="P19">လိက့်ꧤိတ့်မွက် ပၫင်ပွႆး တꩫ်းၸိူဝ့်ၷိူဝ်းတႆးꩫꧥင်း </text:p>
      <text:p text:style-name="P27">မႂꧥꩬူꩼင်ၸဝ်ႍ</text:p>
      <text:p text:style-name="P28"><text:tab/></text:p>
      <text:p text:style-name="P31"><text:tab/>ပၫင်ပွံးဝꩫ်ူးၸိူဝ့်ၷိူဝ်းတႆးꩫꧥင်းꩥဝ်းၷႃႍ ထူꩫ်ႍပီꩽ (꧴<text:span text:style-name="T16">꧹</text:span>꧳) ပီꩽꩫႆ့ ꩫင်လႆၫးတ<text:span text:style-name="T17">ႂꧥႍပႃ တေꩥဵတ်ကꩫ်းၷႃႍꩬီꩼ ပီႍꩫွင့်ကူꩫ်းယႂꧥ၊ ကူꩫ်းလူꩼင်ၷꩼဝ်တင်းꩬဵင်ႍ ꩥူမ်ႍꩥူမ်ႍၸူမ်းၸူမ်း ကျွႃးထိုꩼꩫ်တႃ့ၷႃႍꩬီꩼ ၸိူဝ့်ၷိူဝ်းတႆးꩫꧥင်း ꩥဝ်းၷႃႍ ꧤိတ</text:span><text:span text:style-name="T18">ꧥ/</text:span><text:span text:style-name="T19">ꧤိတ်ꩼ</text:span><text:span text:style-name="T17">မွက်ပၫင်းမႃးယူၷႃႍဢေႃး။</text:span></text:p>
      <text:p text:style-name="P32"/>
      <text:p text:style-name="P34"><text:span text:style-name="T23">မ</text:span><text:span text:style-name="T21">ႆꩼၫဝꩫ်း - ꧱꧳-꧳ႍ꧲꧰꧲꧰(ဝꩫ်းꩬုက်း)</text:span></text:p>
      <text:p text:style-name="P29"/>
      <text:p text:style-name="P34"><text:span text:style-name="T21"><text:tab/>ပိူꩫ်းတႆးꩫꧥင်းꩥဝ်းၷႃႍ ပၫꩫ်ꩫိူင်ႍယဝ့်ပၫꩫ်ꩫိူင်ႍ </text:span><text:span text:style-name="T2">ꩥႂꧥႍဢ</text:span><text:span text:style-name="T1">ကႂꧥꩼꩥႂꧥႍ</text:span><text:span text:style-name="T2">ꩬၫ</text:span><text:span text:style-name="T21">က့်ꩬီꩼ ꩥဵတ်လွင်ႍၸိူဝ့်ၷိူဝ်းတႆးꩫꧥင်းꩥဝ်းကꩫ်းမႃး ၸဝ်ႍမူꩫ်း တင်း ကူꩫ်းလႆꩼၫၷꩼဝ် တင်းꩬဵင်ႍ ယွꩫ်းထိုꩼင် တေလူၷဝ်ႍꩬွမ်း၊ တေယတ်ꩫမ့် လူတၫင်းꩫီးꩬီꩼ တေတၫင် ၸွမ်ပျင်တႆးꩫꧥင်း။</text:span></text:p>
      <text:p text:style-name="P29"/>
      <text:p text:style-name="P33"><text:span text:style-name="T20">မိူဝ်ႍ - ကၫင်းလႂꧥꩼ </text:span><text:span text:style-name="T22">꧹ မွင်းတေႃမွင်း ꧱။</text:span></text:p>
      <text:p text:style-name="P30"/>
      <text:p text:style-name="P30"><text:tab/>ၷပ့်မႆꩼၫ ပၫင်ပွႆး ဝꩫ်းၸိူဝ့်ၷိူဝ်းတꩫꧥင်းꩥဝ်း တေၷႆႍမွက်လၫတ့်၊ တၫင်းကႃႍꧤိင်ႍငေꧥႍၸိူဝ့်ၷိူဝ်းတႆးꩫꧥင်း ꩥဝ်းကꩫ်း တေꩥပ့်ကꩫ်းယဝ့် တၫင်းကျိꩫ်းတႆးꩫꧥင်းꩥဝ်းတေလဵင့်။</text:p>
      <text:p text:style-name="P30"/>
      <text:p text:style-name="P30">တီႍ - ဢေးကပႃꩬႃꩬꩫႃ့ ပိမၫꩫ်လူꩼင် ကျွင်းမၫꩫ်ႍမေႃ။ <text:span text:style-name="T7">ကဵ</text:span></text:p>
      <text:p text:style-name="P30"><text:tab/>တၫင်း ꧳꧹၊ လႂꧥးကၫင်း ꧷꧰၊ ꧷꧱၊ ပွက့်ပေႃးတိကူင်း၊ ၸေꧥႍဝဵင်းမꩥႃဢွင်မျေ၊ မိူင်းဝဵင်းလိူꩼဝ်။</text:p>
      <text:p text:style-name="P30"/>
      <text:p text:style-name="P44">ကေႃပၫင်ꩥꧥမ်းပွႆး ဝꩫ်းၸိူဝ့်ၷိူဝ်းတႆးꩫꧥင်း</text:p>
      <text:p text:style-name="P45"/>
      <text:p text:style-name="P38"><text:tab/><text:span text:style-name="T33">ၸႂꧥႍကꩫ်းယူ။ ယႃတီႍလွႍင်တၢင်ꧤဝ ၯဝ်း </text:span><text:span text:style-name="T34">ꩥႂꧥႍ</text:span><text:span text:style-name="T33">ပိုဝ်းၷ်ုႍꩫ်ꩫꩫ်ႉ ꧤႂꧥꩼ ကေႃႉမႃးဢီꩼမႃးဢဝ်းပုꩫ်ꧤွမ်းဢီꩼ </text:span><text:soft-page-break/><text:span text:style-name="T33">မလႆႍပေꧥႉယူ။ “ၸႃႉꧤဝမႂꧥး </text:span><text:span text:style-name="T34">ꩥႂꧥႍ</text:span><text:span text:style-name="T33">ပိုဝိုး ၷိုႍꩫ်ꩬုꩼင်ꩬီꩼ ကႂꧥးတေဢဝိုးပုꩫ် ꧤွꩫ်းယူ” ဢီꩼကူꩫ်းမႃးဝႃႍယင်းကဝ် ယူလႂꧥးပိူꩫ်ႉ လႆႍယုမ်ၸႂꧥးၸႃႉꧤ ဝၯဝ်း </text:span><text:span text:style-name="T34">ꩥႂꧥႍ</text:span><text:span text:style-name="T33">ပိုဝ်းၷိုႍꩫ်ꩬုꩼင်ꩬီꩼမိုꩫ်း ꩬꩼဝ်ပိုဝ်းၯဵတ်ကႂႃꩫꩫ်ႉ၊ꧤဝ ၯဝ်း ယႃတီႍၷလႂꧥးမိုဝ်းပိူꩫ်ႍꩬꩼင်း ပိုဝ်း ကႂႃဢၢပ်ႉကႂႃꩫꩫ်ႉ ꧤဝၯဝ်း လေ ယႃတီႍၷလႂꧥးမိုဝ်းပိူꩫ်ႍလႆႍတေ လႆႍဢူကႂႃꩬိူဝိုး။ ꩫင်ꩫေꧥႉꩬꩼင်ပိုဝ်း ဝႃႍꩫꩫ်ႉ ၸႃႉꧤဝၯဝ်းလေ ꩫင်ပိူꩫ်ႍ ၷႆႍပိꩫ်ႍကေႃႉ ပိꩫ်ႍ၊ ꩫင်ပိူꩫ်ႍၷႆႍဢိႍင် ကေႃႉ ဢိႍင်ꩬီꩼ ꩫင်ပိူꩫ်ႍတၢႍꩫ် လၢတ်ႉကꩫ်းꩫꩫ်ႉ ၯဝ်းလေ တေ လႆႍထဝမ်ကႂႃꩬိူဝ်း။ ꩫေꧥႉပိုဝ်းယႂꧥႍꧤဝ ငိုꩫ်းလေ ၷမ်းလေယင်းꩬီꩼကေႃႉ တင်းၯူꩼꩫင်းပိူꩫ်ႍကꩫ်း လႆႍထူႍꧧ် ၸႂꧥးꩫꩫ်ႉ ထူႍꧧ်ၸႂꧥးꩬီꩼတေဢိမ် ယူလေး ဝႃႍꩫꩫ်ႉ ၷွꩼင်ပၸႍဝ်ကဝ် တင်းၸႍဝ်ကႂꧥတေႆႍဝုꩫ်ႉၸႂꧥး ကꩫ်းယူ။ </text:span></text:p>
      <text:p text:style-name="P35"/>
      <text:p text:style-name="P37"><text:bookmark text:name="L21"/><text:tab/>ယႃၯဝ်းလေ မိုဝ်းကေႃႉ ယင်း၊ တိꩫ်ကေႃႉယင်း၊ ပႆၢးဢူꩫီး ကေႃႉယင်းယု၊ၸၢႍင်ကႂႃၸၢႍင်ပႆး ကေႃႉယး၊ ဢွက်ဢꧥက်ကေႃႉ ꩫီးꩬီꩼ ကွပ်ႉꩬꩼင်၊ ၯဵတ်ꩬင်း ꩬီꩼ ꧤဝၯဝ်လေ ယႃတီႍၷလႂꧥး မိုင်းပိူꩫ်ႍ ꩫင်ပိူꩫ်ႍတၢႍꩫ်လၢတ်ႉꩬီꩼ ၯဵတ်ꩬင်းၯဝ်းလေ တေလႆႍ ထွမ်ꩫꩫ်ႉ ကႃႍꩫီးဝုꩫ်ႉၸႂိးကꩫ်းယူ။ ꩫင်ꩫေꧥႉꩬီꩼ <text:span text:style-name="T5">ꩥႂꧥႍ</text:span>ပိုဝ်းမလႆႍပဵꩫ်းꩫꩫ်ႉ ၯဝ်းလေ ꩫီးꩫီးငၢမ်းငၢမ်းတေလႆႍ ဝုꩫ်ႉၸႂꧥးကꩫ်းယူ။ယႃတီႍၷလႂꧥးပီ တီယူဝ်လေကႂꧥၷႃႍလႆႍၯꩼꩫ်ကဝ် ဢꩫ်းလိူင်ႍယင်းကိူꩫ်ယူ။</text:p>
      <text:p text:style-name="P35"/>
      <text:p text:style-name="P35"><text:bookmark text:name="L41"/><text:tab/>ကူꩫ်းꩫေꧥႉကေႃႉလိူင်ႍꩫꩫ်ႉ ၸႃꩼမိူဝ်ႍလဵင်ႉဢွက်တွင်ႉပိူꩫ်ႉꩫꩫ်ႉ ကိူꩫ် မိုဝ်းမပႃမႃးယူ။ ꩬꩼင်ပိုဝ်း ယဝ်ႉ ꩫင်ပိူꩫ်ႍꩬီꩼ တူဝ်းမိုꩫ်းယၢဝ်း ဢူလေးဝႃႍꩫꩫ်ႉ တူဝ်းမိုꩫ်းꩫꩫ်ႉ ကေႃႉ ဢပွက်ပွက်ကိူꩫ်ယူ။ ၸေလႆႍဝႃႍပျႃးဝႃႍꩫ်ႉ ꩫင်ပိူꩫ်ႍꩫ်ꩬီꩼမ ၷိုတ်ကူꩫ်းယူ။ တေႃႍလေꧥႉကေႃႉ ယႃတီႍမိုꩫ်းꩫꩫ်ႉ ယီူင်းဢၢꩼင်ယင်း မႃးယူ။ မိုꩫ်းꩫꩫ်ႉ ၷႆႍလွႆးꩫမ်ႉယူ။ ယႃ တီႍၷလႂꧥးမိူင်းကူꩫ်းထႆႍꩫꩫ်ႉမိုꩫ်းၷႆႍ ပဵꩫ်း ကူꩫ်းၸႍဝ်လွႆးꩫမ်ႉ၊ (မိုꩫ်းၷႆႍပဵꩫ်း ၸႍဝ်ၷူးꩬွꩼꩫ်ꩫမ်ႉယူ။)</text:p>
      <text:p text:style-name="P35"/>
      <text:p text:style-name="P35"><text:bookmark text:name="L61"/><text:tab/>မိုꩫ်းꩫꩫ်ႉ ၷႆႍပဵꩫ်းၷူးꩬွꩼꩫ် ꩫမ်ႉꩬီꩼ ကူႍမိူဝ်ႍၷတ်ၸႂꧥးယူ။ ပေႃႍ မေꧥႍမိုꩫ်းကေႃႉ ကျႃပႃၸႃႉမိုꩫ်းယူ။ ꩫင်ꩫေꧥႉꩬီꩼ ဝꩫ်းလိူင်ႍယဝ်ႉဝꩫ်းလိူင်ႍ မိုꩫ်းၷတ်ၸႂꧥးမႃးꩫꩫ်ႉ ယႃတီႍကူꩫ်း မၷိုတ်ကူꩫ်းလေꩫꩫ်ႉ မိုꩫ်းလႆႍၷပ်ႉ လိူင်ႍမႃးယူꩫ်းလေꩫꩫ်ႉ မိုꩫ်းလႆႍၷပ်ႉ ၷတ်ၸႂꧥးမႃးꩫꩫ်ႉ တင်းကူꩫ်းမိုꩫ်း ꩫီး၊ တိꩫ်းꩫီးလေ မိုꩫ်းကႂႃꧤဵင်ꩫႉ မိုꩫ်းလႆႍၷပ်ႉလိူင်ႍမႃးယူ။ လွႍင်တၢင်း ကႃႍꩫီမပဵꩫ်းပေꧥႉကꩫ်းယူ။</text:p>
      <text:p text:style-name="P35"/>
      <text:p text:style-name="P35">တေႃႍလေꧥႉꩬီꩼကေႃႉမပဵꩫ်းပေꧥႉဝႃႍꩫꩫ်ႉ မယင်းကဝ်ယူ။ၯဝ်း<text:bookmark text:name="L91"/></text:p>
      <text:p text:style-name="P35"/>
      <text:p text:style-name="P36"><text:bookmark text:name="L81"/><text:tab/>ပီႍꩫွင်ႉၸိူဝ်ႉၷိူဝ်းတႆးꩫꧥင်း ၷꩼဝ်တင်းလူꩼင်ၸႍဝ် ကူႍကေႃႉကူႍ ကူꩫ်း <text:span text:style-name="T5">ꩥႂꧥႍ</text:span>ဢူꩫီးကျိꩫ်းဝ်ၢꩫ်ကꩫ်းယူ။ <text:soft-page-break/>ကႂꧥးၷႃႍꩫႆႉ ၯဵတ်ꩬင်းဢီꩼ လႆႍ<text:span text:style-name="T5">ꩥႂꧥႍ</text:span>ဝႆႉ ၯူꩼဝ်လိက်ႉꩫႆႉဝႃႍꩫꩫ်ႉ ကႂꧥးၷႃႍၸႃႉကူꩫ်း ၸိူဝ်ႉၷိူဝ်းတႆးꩫꧥင်းၷꩼဝ်တင်းလူꩼင် ၷႆႍ<text:span text:style-name="T5">ꩥႂꧥႍ</text:span>ၷိုႍꩫ်ꩬုꩼင်ယူ။ ထီႍပိူင်လူꩼင်မိုꩫ်း ꩫꩫ်ႉ ၸႃႉကူꩫ်းꩬွꩫ်ၸိူဝ်ႉၷိူဝ်းတႆး ꩫꧥင်းၷꩼဝ် ၷႆႍ<text:span text:style-name="T5">ꩥႂꧥႍ</text:span>ၷိုႍꩫ်ꩬုꩼင်ꩬီꩼ ꩬႍင် ဢၢင်းမႃးယူၸႍဝ်။ </text:p>
      <text:p text:style-name="P39"/>
      <text:p text:style-name="P40"/>
      <text:p text:style-name="P1"/>
      <text:p text:style-name="P4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aOth" svg:font-family="DaOth"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adauk" svg:font-family="Padauk" style:font-pitch="variable"/>
    <style:font-face style:name="Padauk:lang=tjl&amp;dotr=1" svg:font-family="Padauk:lang=tjl&amp;dotr=1" style:font-pitch="variable"/>
    <style:font-face style:name="Pyidaungsu" svg:font-family="Pyidaungsu" style:font-family-generic="swiss" style:font-pitch="variable"/>
    <style:font-face style:name="ShanniNational" svg:font-family="ShanniNational" style:font-pitch="variable"/>
    <style:font-face style:name="Zawgyi-One" svg:font-family="Zawgyi-One"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8T16:10:06.879000000</meta:creation-date>
    <dc:date>2022-12-29T11:45:15.850000000</dc:date>
    <meta:editing-duration>PT3H16M44S</meta:editing-duration>
    <meta:editing-cycles>38</meta:editing-cycles>
    <meta:generator>LibreOffice/7.3.3.2$Windows_X86_64 LibreOffice_project/d1d0ea68f081ee2800a922cac8f79445e4603348</meta:generator>
    <meta:document-statistic meta:table-count="3" meta:image-count="0" meta:object-count="0" meta:page-count="7" meta:paragraph-count="84" meta:word-count="389" meta:character-count="2438" meta:non-whitespace-character-count="2108"/>
  </office:meta>
</office:document-meta>
</file>